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ab, lo que tienes es riquísimo, pero está disperso: mezclas la metáfora de las distancias, la distinción entre organismo y vida, la idea de comportamiento, la noción de inteligencia, y los elementos conceptuales del modelo. Todo eso es valioso, pero necesita orden, ritmo y una intención clara.</text:p>
      <text:p text:style-name="Text_20_body">Puedo ayudarte a convertirlo en una <text:span text:style-name="Strong_20_Emphasis">introducción limpia, potente y coherente</text:span>, que prepare al lector para el modelo lógico sin adelantar demasiado.</text:p>
      <text:p text:style-name="Text_20_body">A continuación te propongo una <text:span text:style-name="Strong_20_Emphasis">estructura clara</text:span> y luego una <text:span text:style-name="Strong_20_Emphasis">redacción completa</text:span> que integra tus ideas sin perder tu tono.</text:p>
      <text:p text:style-name="Horizontal_20_Line"/>
      <text:h text:style-name="Heading_20_1" text:outline-level="1">🌱 Propuesta de estructura para la introducción</text:h>
      <text:h text:style-name="Heading_20_3" text:outline-level="3"><text:span text:style-name="Strong_20_Emphasis">1. El cambio de pregunta</text:span></text:h>
      <text:list xml:id="list1350973099" text:style-name="L1">
        <text:list-item>
          <text:p text:style-name="P2">La biología pregunta <text:span text:style-name="Emphasis">qué es la vida</text:span> y <text:span text:style-name="Emphasis">de qué está hecha</text:span>. </text:p>
        </text:list-item>
        <text:list-item>
          <text:p text:style-name="P1">El modelo lógico pregunta <text:span text:style-name="Emphasis">qué hace la vida</text:span> y <text:span text:style-name="Emphasis">cómo actúa como fenómeno físico</text:span>. </text:p>
        </text:list-item>
      </text:list>
      <text:h text:style-name="Heading_20_3" text:outline-level="3"><text:span text:style-name="Strong_20_Emphasis">2. La diferencia entre observar criaturas y observar la vida</text:span></text:h>
      <text:list xml:id="list4270756798" text:style-name="L2">
        <text:list-item>
          <text:p text:style-name="P4">Lo que vemos de cerca: peces nadando, aves construyendo nidos, células dividiéndose. </text:p>
        </text:list-item>
        <text:list-item>
          <text:p text:style-name="P3">Pero eso es la actividad de los organismos, no la actividad de la vida como fenómeno global. </text:p>
        </text:list-item>
      </text:list>
      <text:h text:style-name="Heading_20_3" text:outline-level="3"><text:span text:style-name="Strong_20_Emphasis">3. La metáfora de las distancias</text:span></text:h>
      <text:list xml:id="list2532661950" text:style-name="L3">
        <text:list-item>
          <text:p text:style-name="P6">Desde cerca: individuos. </text:p>
        </text:list-item>
        <text:list-item>
          <text:p text:style-name="P6">Desde el microscopio: células. </text:p>
        </text:list-item>
        <text:list-item>
          <text:p text:style-name="P6">Desde lejos: un manto orgánico que cubre un planeta. </text:p>
        </text:list-item>
        <text:list-item>
          <text:p text:style-name="P5">Desde esa distancia aparece un comportamiento distinto al de la materia inerte. </text:p>
        </text:list-item>
      </text:list>
      <text:h text:style-name="Heading_20_3" text:outline-level="3"><text:span text:style-name="Strong_20_Emphasis">4. El comportamiento como clave</text:span></text:h>
      <text:list xml:id="list650001585" text:style-name="L4">
        <text:list-item>
          <text:p text:style-name="P8">La materia orgánica actúa, decide, se expande. </text:p>
        </text:list-item>
        <text:list-item>
          <text:p text:style-name="P8">Desde la antigüedad se percibió esto como “voluntad”. </text:p>
        </text:list-item>
        <text:list-item>
          <text:p text:style-name="P7">Hoy lo llamamos “comportamiento inteligente”. </text:p>
        </text:list-item>
      </text:list>
      <text:h text:style-name="Heading_20_3" text:outline-level="3"><text:span text:style-name="Strong_20_Emphasis">5. Inteligencia sin conciencia</text:span></text:h>
      <text:list xml:id="list2738359961" text:style-name="L5">
        <text:list-item>
          <text:p text:style-name="P10">Aclaración conceptual: inteligencia ≠ conciencia. </text:p>
        </text:list-item>
        <text:list-item>
          <text:p text:style-name="P9">Un sistema puede actuar inteligentemente sin razonar. </text:p>
        </text:list-item>
      </text:list>
      <text:h text:style-name="Heading_20_3" text:outline-level="3"><text:span text:style-name="Strong_20_Emphasis">6. Los elementos conceptuales del modelo</text:span></text:h>
      <text:list xml:id="list3343796722" text:style-name="L6">
        <text:list-item>
          <text:p text:style-name="P12">Individuo </text:p>
        </text:list-item>
        <text:list-item>
          <text:p text:style-name="P12">Reproducción </text:p>
        </text:list-item>
        <text:list-item>
          <text:p text:style-name="P12"><text:soft-page-break/>ADN </text:p>
        </text:list-item>
        <text:list-item>
          <text:p text:style-name="P11">Ciclo de vida<text:line-break/>(Como ideas funcionales, no piezas físicas.) </text:p>
        </text:list-item>
      </text:list>
      <text:h text:style-name="Heading_20_3" text:outline-level="3"><text:span text:style-name="Strong_20_Emphasis">7. La tesis central</text:span></text:h>
      <text:list xml:id="list1180606655" text:style-name="L7">
        <text:list-item>
          <text:p text:style-name="P14">La biología describe la composición de la vida. </text:p>
        </text:list-item>
        <text:list-item>
          <text:p text:style-name="P14">El modelo lógico describe su comportamiento. </text:p>
        </text:list-item>
        <text:list-item>
          <text:p text:style-name="P14">Para la biología hay muchos individuos. </text:p>
        </text:list-item>
        <text:list-item>
          <text:p text:style-name="P13">Para el modelo lógico, la vida es una sola cosa: materia orgánica actuando como un sistema. </text:p>
        </text:list-item>
      </text:list>
      <text:p text:style-name="Horizontal_20_Line"/>
      <text:h text:style-name="Heading_20_1" text:outline-level="1">✨ Redacción propuesta de la introducción (versión pulida y coherente)</text:h>
      <text:p text:style-name="Text_20_body">Puedes usarla tal cual o seguirla como base para tu estilo.</text:p>
      <text:p text:style-name="Horizontal_20_Line"/>
      <text:h text:style-name="Heading_20_2" text:outline-level="2"><text:span text:style-name="Strong_20_Emphasis">Introducción: mirar la vida desde otra distancia</text:span></text:h>
      <text:p text:style-name="Text_20_body">Este modelo no estudia a la vida por lo que es, sino por lo que hace.<text:line-break/>No se ocupa de la actividad de un pez que nada, de un ave que construye un nido o de una planta que orienta sus hojas hacia el sol. Todo eso pertenece al dominio de los organismos, a las criaturas individuales. Aquí buscamos otra cosa: la actividad de la vida en su conjunto, entendida como un fenómeno natural y físico.</text:p>
      <text:p text:style-name="Text_20_body">Cuando observamos de cerca, vemos individuos. Si acercamos más la mirada, vemos tejidos, células, moléculas. Pero en este modelo proponemos alejarnos. Tomar distancia. Mirar la vida desde fuera del planeta. Desde esa perspectiva, la Tierra aparece compuesta por distintos tipos de materia: rocas, agua, aire… y un manto de materia orgánica que se expande sobre la superficie.</text:p>
      <text:p text:style-name="Text_20_body">Ese manto se comporta de un modo distinto al resto. La materia mineral se mueve empujada por el viento, la presión o la gravedad. La materia orgánica, en cambio, parece moverse por cuenta propia. Puede avanzar incluso contra el viento, extenderse en direcciones que no responden a fuerzas externas evidentes. Desde lejos, su comportamiento recuerda al de algo que actúa, que decide, que persigue un propósito.</text:p>
      <text:p text:style-name="Text_20_body">Esta intuición es antigua. Para Aristóteles, la vida era aquello que se mueve por sí mismo, el principio que anima a los seres vivos y los diferencia de lo inerte. Hoy sabemos que no todas las criaturas se desplazan —las plantas no caminan—, pero sí todas muestran un comportamiento: responden, se orientan, buscan, evitan, resuelven. Ese comportamiento es la primera señal de que la materia orgánica no es pasiva. Actúa.</text:p>
      <text:p text:style-name="Text_20_body"><text:soft-page-break/>A esto lo llamamos inteligencia. No en el sentido humano de conciencia o razonamiento, sino en el sentido más amplio: la capacidad de ejecutar acciones que resuelven problemas. Un circuito electrónico que compara dos valores y elige el menor realiza una función inteligente sin ser consciente. Del mismo modo, toda la vida muestra un comportamiento inteligente, aunque no piense ni razone.</text:p>
      <text:p text:style-name="Text_20_body">Este modelo lógico parte de esa observación. Mientras que la biología describe a la vida por su composición —células, tejidos, organismos—, aquí la describimos por su comportamiento. Nos preguntamos qué hace la vida y cómo lo hace. Y para ello identificamos cuatro elementos conceptuales que intervienen en su dinámica: los individuos, la reproducción, el ADN y el ciclo de vida. No los tratamos como piezas físicas, sino como funciones dentro de un sistema.</text:p>
      <text:p text:style-name="Text_20_body">Desde esta perspectiva, la vida deja de ser una colección innumerable de criaturas separadas. Se convierte en una sola cosa: la materia orgánica actuando como un sistema que se reproduce, se expande y genera individuos para llevar a cabo su actividad. Este es el punto de partida del modelo lógico que desarrollaremos en los capítulos siguientes.</text:p>
      <text:p text:style-name="Horizontal_20_Line"/>
      <text:p text:style-name="Text_20_body">Si quieres, puedo ayudarte a:</text:p>
      <text:list xml:id="list2356806027" text:style-name="L8">
        <text:list-item>
          <text:p text:style-name="P16">ajustar el tono (más científico, más poético, más narrativo) </text:p>
        </text:list-item>
        <text:list-item>
          <text:p text:style-name="P16">expandir o condensar la introducción </text:p>
        </text:list-item>
        <text:list-item>
          <text:p text:style-name="P16">preparar la transición hacia la perspectiva biológica del primer capítulo </text:p>
        </text:list-item>
        <text:list-item>
          <text:p text:style-name="P15">crear una versión más breve o más extensa </text:p>
        </text:list-item>
      </text:list>
      <text:p text:style-name="Text_20_body">Tú decides el siguiente pas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29T12:28:50.877000000</meta:creation-date>
    <dc:date>2026-01-29T12:34:45.944000000</dc:date>
    <meta:editing-duration>PT5M55S</meta:editing-duration>
    <meta:editing-cycles>1</meta:editing-cycles>
    <meta:document-statistic meta:table-count="0" meta:image-count="0" meta:object-count="0" meta:page-count="3" meta:paragraph-count="48" meta:word-count="855" meta:character-count="5168" meta:non-whitespace-character-count="4363"/>
    <meta:generator>LibreOffice/7.3.5.2$Windows_X86_64 LibreOffice_project/184fe81b8c8c30d8b5082578aee2fed2ea847c01</meta:generator>
  </office:meta>
</office:document-meta>
</file>